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xperimental evolution in Drosophila melanogaster: Interaction of temperature and food quality selection regimes</text:p>
          </table:table-cell>
          <table:table-cell table:style-name="ce3" office:value-type="string" calcext:value-type="string">
            <text:p><text:span text:style-name="T1">(Bochdanovits and de Jong, 2003)</text:span></text:p>
          </table:table-cell>
          <table:table-cell table:number-columns-repeated="39"/>
        </table:table-row>
        <table:table-row table:style-name="ro3" table:number-rows-repeated="2">
          <table:table-cell table:number-columns-repeated="42"/>
        </table:table-row>
        <table:table-row table:style-name="ro3">
          <table:table-cell table:number-columns-repeated="3"/>
          <table:table-cell office:value-type="string" calcext:value-type="string">
            <text:p>Male weight (mg)</text:p>
          </table:table-cell>
          <table:table-cell/>
          <table:table-cell office:value-type="string" calcext:value-type="string">
            <text:p>from graph</text:p>
          </table:table-cell>
          <table:table-cell table:number-columns-repeated="2"/>
          <table:table-cell office:value-type="float" office:value="0.0344824276396933" calcext:value-type="float">
            <text:p>0.034482427639693</text:p>
          </table:table-cell>
          <table:table-cell office:value-type="float" office:value="1.0410477666809" calcext:value-type="float">
            <text:p>1.0410477666809</text:p>
          </table:table-cell>
          <table:table-cell table:number-columns-repeated="8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8"/>
          <table:table-cell office:value-type="float" office:value="0.0436777416769448" calcext:value-type="float">
            <text:p>0.043677741676945</text:p>
          </table:table-cell>
          <table:table-cell office:value-type="float" office:value="0.966990934265023" calcext:value-type="float">
            <text:p>0.966990934265023</text:p>
          </table:table-cell>
          <table:table-cell table:number-columns-repeated="8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8"/>
          <table:table-cell office:value-type="float" office:value="0.0275859421117548" calcext:value-type="float">
            <text:p>0.027585942111755</text:p>
          </table:table-cell>
          <table:table-cell office:value-type="float" office:value="0.959432155763628" calcext:value-type="float">
            <text:p>0.959432155763628</text:p>
          </table:table-cell>
          <table:table-cell table:number-columns-repeated="8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8"/>
          <table:table-cell office:value-type="float" office:value="0.0183954272989486" calcext:value-type="float">
            <text:p>0.018395427298949</text:p>
          </table:table-cell>
          <table:table-cell office:value-type="float" office:value="1.03250514716822" calcext:value-type="float">
            <text:p>1.03250514716822</text:p>
          </table:table-cell>
          <table:table-cell table:number-columns-repeated="8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8"/>
          <table:table-cell office:value-type="float" office:value="0.082757826335264" calcext:value-type="float">
            <text:p>0.082757826335264</text:p>
          </table:table-cell>
          <table:table-cell office:value-type="float" office:value="0.893725973882621" calcext:value-type="float">
            <text:p>0.893725973882621</text:p>
          </table:table-cell>
          <table:table-cell table:number-columns-repeated="8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8"/>
          <table:table-cell office:value-type="float" office:value="0.0137977702803231" calcext:value-type="float">
            <text:p>0.013797770280323</text:p>
          </table:table-cell>
          <table:table-cell office:value-type="float" office:value="0.863351682368129" calcext:value-type="float">
            <text:p>0.863351682368129</text:p>
          </table:table-cell>
          <table:table-cell table:number-columns-repeated="8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8"/>
          <table:table-cell office:value-type="float" office:value="0.0988544251249" calcext:value-type="float">
            <text:p>0.0988544251249</text:p>
          </table:table-cell>
          <table:table-cell office:value-type="float" office:value="0.625905253711" calcext:value-type="float">
            <text:p>0.625905253711</text:p>
          </table:table-cell>
          <table:table-cell table:number-columns-repeated="8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8"/>
          <table:table-cell office:value-type="float" office:value="0.034487226864139" calcext:value-type="float">
            <text:p>0.034487226864139</text:p>
          </table:table-cell>
          <table:table-cell office:value-type="float" office:value="0.758747786357724" calcext:value-type="float">
            <text:p>0.758747786357724</text:p>
          </table:table-cell>
          <table:table-cell table:number-columns-repeated="8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42"/>
        </table:table-row>
        <table:table-row table:style-name="ro4">
          <table:table-cell table:number-columns-repeated="3"/>
          <table:table-cell table:style-name="ce4" office:value-type="string" calcext:value-type="string">
            <text:p>Larval survival (%recovered)</text:p>
          </table:table-cell>
          <table:table-cell table:number-columns-repeated="2"/>
          <table:table-cell office:value-type="float" office:value="0.70248863217402" calcext:value-type="float">
            <text:p>0.70248863217402</text:p>
          </table:table-cell>
          <table:table-cell/>
          <table:table-cell office:value-type="float" office:value="0.066381958952931" calcext:value-type="float">
            <text:p>0.066381958952931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0.781762320265454" calcext:value-type="float">
            <text:p>0.781762320265454</text:p>
          </table:table-cell>
          <table:table-cell/>
          <table:table-cell office:value-type="float" office:value="0.0612756544180904" calcext:value-type="float">
            <text:p>0.06127565441809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0.610569005776085" calcext:value-type="float">
            <text:p>0.610569005776085</text:p>
          </table:table-cell>
          <table:table-cell/>
          <table:table-cell office:value-type="float" office:value="0.129347425341035" calcext:value-type="float">
            <text:p>0.129347425341035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0.514526238171317" calcext:value-type="float">
            <text:p>0.514526238171317</text:p>
          </table:table-cell>
          <table:table-cell/>
          <table:table-cell office:value-type="float" office:value="0.108934496743272" calcext:value-type="float">
            <text:p>0.108934496743272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0.683482856089468" calcext:value-type="float">
            <text:p>0.683482856089468</text:p>
          </table:table-cell>
          <table:table-cell/>
          <table:table-cell office:value-type="float" office:value="0.0408504362787268" calcext:value-type="float">
            <text:p>0.040850436278727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0.730416615460244" calcext:value-type="float">
            <text:p>0.730416615460244</text:p>
          </table:table-cell>
          <table:table-cell/>
          <table:table-cell office:value-type="float" office:value="0.0646798574413172" calcext:value-type="float">
            <text:p>0.064679857441317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0.538798082831511" calcext:value-type="float">
            <text:p>0.538798082831511</text:p>
          </table:table-cell>
          <table:table-cell/>
          <table:table-cell office:value-type="float" office:value="0.102126090696817" calcext:value-type="float">
            <text:p>0.102126090696817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0.524456187784196" calcext:value-type="float">
            <text:p>0.524456187784196</text:p>
          </table:table-cell>
          <table:table-cell/>
          <table:table-cell office:value-type="float" office:value="0.0953176846503625" calcext:value-type="float">
            <text:p>0.095317684650363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42"/>
        </table:table-row>
        <table:table-row table:style-name="ro4">
          <table:table-cell table:number-columns-repeated="3"/>
          <table:table-cell table:style-name="ce4" office:value-type="string" calcext:value-type="string">
            <text:p>Feeding rate in bites per minute</text:p>
          </table:table-cell>
          <table:table-cell table:number-columns-repeated="2"/>
          <table:table-cell office:value-type="float" office:value="30.4054054054054" calcext:value-type="float">
            <text:p>30.4054054054054</text:p>
          </table:table-cell>
          <table:table-cell/>
          <table:table-cell office:value-type="float" office:value="1.73745173745175" calcext:value-type="float">
            <text:p>1.73745173745175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39.6718146718147" calcext:value-type="float">
            <text:p>39.6718146718147</text:p>
          </table:table-cell>
          <table:table-cell/>
          <table:table-cell office:value-type="float" office:value="1.73745173745175" calcext:value-type="float">
            <text:p>1.73745173745175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39.6718146718147" calcext:value-type="float">
            <text:p>39.6718146718147</text:p>
          </table:table-cell>
          <table:table-cell/>
          <table:table-cell office:value-type="float" office:value="2.31660231660233" calcext:value-type="float">
            <text:p>2.31660231660233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50.6756756756757" calcext:value-type="float">
            <text:p>50.6756756756757</text:p>
          </table:table-cell>
          <table:table-cell/>
          <table:table-cell office:value-type="float" office:value="2.89575289575289" calcext:value-type="float">
            <text:p>2.89575289575289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43.1467181467181" calcext:value-type="float">
            <text:p>43.1467181467181</text:p>
          </table:table-cell>
          <table:table-cell/>
          <table:table-cell office:value-type="float" office:value="2.60617760617762" calcext:value-type="float">
            <text:p>2.60617760617762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51.8339768339768" calcext:value-type="float">
            <text:p>51.8339768339768</text:p>
          </table:table-cell>
          <table:table-cell/>
          <table:table-cell office:value-type="float" office:value="2.6061776061776" calcext:value-type="float">
            <text:p>2.6061776061776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37.9343629343629" calcext:value-type="float">
            <text:p>37.9343629343629</text:p>
          </table:table-cell>
          <table:table-cell/>
          <table:table-cell office:value-type="float" office:value="3.18532818532819" calcext:value-type="float">
            <text:p>3.18532818532819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71.9594594594595" calcext:value-type="float">
            <text:p>71.9594594594595</text:p>
          </table:table-cell>
          <table:table-cell/>
          <table:table-cell office:value-type="float" office:value="4.48841698841699" calcext:value-type="float">
            <text:p>4.48841698841699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42"/>
        </table:table-row>
        <table:table-row table:style-name="ro4">
          <table:table-cell table:number-columns-repeated="3"/>
          <table:table-cell table:style-name="ce4" office:value-type="string" calcext:value-type="string">
            <text:p>Development time to pupa in hours </text:p>
          </table:table-cell>
          <table:table-cell table:number-columns-repeated="2"/>
          <table:table-cell office:value-type="float" office:value="225.058004640371" calcext:value-type="float">
            <text:p>225.058004640371</text:p>
          </table:table-cell>
          <table:table-cell/>
          <table:table-cell office:value-type="float" office:value="6.03248259860789" calcext:value-type="float">
            <text:p>6.03248259860789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230.626450116009" calcext:value-type="float">
            <text:p>230.626450116009</text:p>
          </table:table-cell>
          <table:table-cell/>
          <table:table-cell office:value-type="float" office:value="5.10440835266817" calcext:value-type="float">
            <text:p>5.10440835266817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222.737819025522" calcext:value-type="float">
            <text:p>222.737819025522</text:p>
          </table:table-cell>
          <table:table-cell/>
          <table:table-cell office:value-type="float" office:value="6.49651972157767" calcext:value-type="float">
            <text:p>6.49651972157767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238.515081206496" calcext:value-type="float">
            <text:p>238.515081206496</text:p>
          </table:table-cell>
          <table:table-cell/>
          <table:table-cell office:value-type="float" office:value="4.64037122969842" calcext:value-type="float">
            <text:p>4.64037122969842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03.944315545244" calcext:value-type="float">
            <text:p>103.944315545244</text:p>
          </table:table-cell>
          <table:table-cell/>
          <table:table-cell office:value-type="float" office:value="0.92807424593974" calcext:value-type="float">
            <text:p>0.92807424593974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00.232018561485" calcext:value-type="float">
            <text:p>100.232018561485</text:p>
          </table:table-cell>
          <table:table-cell/>
          <table:table-cell office:value-type="float" office:value="1.39211136890947" calcext:value-type="float">
            <text:p>1.39211136890947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03.944315545244" calcext:value-type="float">
            <text:p>103.944315545244</text:p>
          </table:table-cell>
          <table:table-cell/>
          <table:table-cell office:value-type="float" office:value="0.92807424593974" calcext:value-type="float">
            <text:p>0.92807424593974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03.016241299304" calcext:value-type="float">
            <text:p>103.016241299304</text:p>
          </table:table-cell>
          <table:table-cell/>
          <table:table-cell office:value-type="float" office:value="2.32018561484927" calcext:value-type="float">
            <text:p>2.32018561484927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42"/>
        </table:table-row>
        <table:table-row table:style-name="ro4">
          <table:table-cell table:number-columns-repeated="3"/>
          <table:table-cell table:style-name="ce4" office:value-type="string" calcext:value-type="string">
            <text:p>Development time to adult in hours</text:p>
          </table:table-cell>
          <table:table-cell table:number-columns-repeated="2"/>
          <table:table-cell office:value-type="float" office:value="405.702647657841" calcext:value-type="float">
            <text:p>405.702647657841</text:p>
          </table:table-cell>
          <table:table-cell/>
          <table:table-cell office:value-type="float" office:value="4.07331975560084" calcext:value-type="float">
            <text:p>4.07331975560084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412.219959266802" calcext:value-type="float">
            <text:p>412.219959266802</text:p>
          </table:table-cell>
          <table:table-cell/>
          <table:table-cell office:value-type="float" office:value="4.07331975560084" calcext:value-type="float">
            <text:p>4.07331975560084</text:p>
          </table:table-cell>
          <table:table-cell table:number-columns-repeated="9"/>
          <table:table-cell table:number-columns-repeated="2" office:value-type="float" office:value="17.5" calcext:value-type="float">
            <text:p>1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396.741344195519" calcext:value-type="float">
            <text:p>396.741344195519</text:p>
          </table:table-cell>
          <table:table-cell/>
          <table:table-cell office:value-type="float" office:value="5.70264765784111" calcext:value-type="float">
            <text:p>5.70264765784111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418.737270875764" calcext:value-type="float">
            <text:p>418.737270875764</text:p>
          </table:table-cell>
          <table:table-cell/>
          <table:table-cell office:value-type="float" office:value="4.88798370672095" calcext:value-type="float">
            <text:p>4.88798370672095</text:p>
          </table:table-cell>
          <table:table-cell table:number-columns-repeated="9"/>
          <table:table-cell office:value-type="float" office:value="27.5" calcext:value-type="float">
            <text:p>27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89.816700610998" calcext:value-type="float">
            <text:p>189.816700610998</text:p>
          </table:table-cell>
          <table:table-cell/>
          <table:table-cell office:value-type="float" office:value="2.44399185336033" calcext:value-type="float">
            <text:p>2.44399185336033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oo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84.114052953157" calcext:value-type="float">
            <text:p>184.114052953157</text:p>
          </table:table-cell>
          <table:table-cell/>
          <table:table-cell office:value-type="float" office:value="1.62932790224022" calcext:value-type="float">
            <text:p>1.62932790224022</text:p>
          </table:table-cell>
          <table:table-cell table:number-columns-repeated="9"/>
          <table:table-cell office:value-type="float" office:value="17.5" calcext:value-type="float">
            <text:p>17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gular food 1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86.558044806517" calcext:value-type="float">
            <text:p>186.558044806517</text:p>
          </table:table-cell>
          <table:table-cell/>
          <table:table-cell office:value-type="float" office:value="1.62932790224033" calcext:value-type="float">
            <text:p>1.62932790224033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poor food 27.5</text:p>
          </table:table-cell>
          <table:table-cell table:number-columns-repeated="21"/>
        </table:table-row>
        <table:table-row table:style-name="ro3">
          <table:table-cell table:number-columns-repeated="6"/>
          <table:table-cell office:value-type="float" office:value="190.631364562118" calcext:value-type="float">
            <text:p>190.631364562118</text:p>
          </table:table-cell>
          <table:table-cell/>
          <table:table-cell office:value-type="float" office:value="1.62932790224033" calcext:value-type="float">
            <text:p>1.62932790224033</text:p>
          </table:table-cell>
          <table:table-cell table:number-columns-repeated="9"/>
          <table:table-cell table:number-columns-repeated="2" office:value-type="float" office:value="27.5" calcext:value-type="float">
            <text:p>27.5</text:p>
          </table:table-cell>
          <table:table-cell office:value-type="string" calcext:value-type="string">
            <text:p>regular food 27.7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02:13:32.017236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52:25.327551597</meta:creation-date>
    <dc:date>2021-04-30T08:41:09.970681891</dc:date>
    <meta:editing-duration>PT6H28M15S</meta:editing-duration>
    <meta:editing-cycles>2</meta:editing-cycles>
    <meta:generator>LibreOffice/6.0.7.3$Linux_X86_64 LibreOffice_project/00m0$Build-3</meta:generator>
    <meta:document-statistic meta:table-count="1" meta:cell-count="235" meta:object-count="0"/>
  </office:meta>
</office:document-meta>
</file>